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80163</text:span></text:p>
      <text:p text:style-name="P6"/>
      <text:p text:style-name="Standard"><text:span text:style-name="T4">שם העסק/מבנה</text:span><text:span text:style-name="T3"> <text:s text:c="2"/></text:span><text:span text:style-name="T1"><text:s/>מיקדן ניהול ואחזקה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רחוב משה לוי 1</text:span></text:p>
      <text:p text:style-name="P7"/>
      <text:p text:style-name="Standard"><text:span text:style-name="T4">טלפון</text:span><text:span text:style-name="T1"> <text:s text:c="6"/>03-9535812 , 052-3359280 <text:s text:c="20"/></text:span></text:p>
      <text:p text:style-name="P7"/>
      <text:p text:style-name="Standard"><text:span text:style-name="T4">המפתחות נמצאים</text:span><text:span text:style-name="T1"> <text:s text:c="5"/>.שומר 24 שעות ביממה</text:span></text:p>
      <text:p text:style-name="P3"/>
      <text:p text:style-name="Standard"><text:span text:style-name="T4">מיקום מפסק זרם ראשי</text:span><text:span text:style-name="T1"> <text:s text:c="2"/>. <text:s text:c="2"/>בפיקוד כבאים בדלפק המזרחי</text:span></text:p>
      <text:p text:style-name="P3"/>
      <text:p text:style-name="Standard"><text:span text:style-name="T4">גנרטור: קיים</text:span><text:span text:style-name="T2"> </text:span><text:span text:style-name="T1">נמצא בחניון עליון מתחת למבנה בצד צפון</text:span></text:p>
      <text:p text:style-name="P9"><text:span text:style-name="T4">מיקום ברזי כיבוי עיקריים "3</text:span><text:span text:style-name="T1"> <text:s/>. <text:s/>רח' לוי משה 1, רח' סחרוב 26 <text:s text:c="7"/>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מאיר עזריאל</text:span></text:p>
          </table:table-cell>
          <table:table-cell table:style-name="Table2.A1" office:value-type="string">
            <text:p text:style-name="Standard"><text:span text:style-name="T1">מנהל אתר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3359280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איר יוחנן</text:span></text:p>
          </table:table-cell>
          <table:table-cell table:style-name="Table2.A1" office:value-type="string">
            <text:p text:style-name="Standard"><text:span text:style-name="T1">אחראי אחזק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3879308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מיכל סולר בחדר גנרטור, מכוניות בחניונים תת קרקעיים, שימוש בגז גפ"מ במסעדות בקרקע.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P1"/>
      <text:p text:style-name="P1"/>
      <text:p text:style-name="Standard"><text:span text:style-name="T1"><text:s text:c="527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מיכל סולר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><text:span text:style-name="T1">בחדר גנרטור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פיקוד כבאים בכניסה המזרחית: שליטה במעליות, מפסק חשמל, מתג גנרטור בחרום, כריזה,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פיקוד מפוחים בחניון ומבנה. 2 חדרי מדרגות מוגני אש במגדל משרדים. מערכת מפוחים בחניון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תת – קרקעי, בקומת הקרקע, במגדל משרדים,. חדר גז גפ"מ בחניון המערבי בקרקע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רכת מתזים בכל שטחי המבנה, מערכת גילוי בשטחים הציבוריים.</text:span><text:bookmark text:name="_GoBack"/></text:p>
          </table:table-cell>
        </table:table-row>
      </table:table>
      <text:p text:style-name="P3"><text:soft-page-break/></text:p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אתי מנצור</dc:creator>
    <meta:editing-cycles>1</meta:editing-cycles>
    <meta:print-date>2012-01-05T12:00:00</meta:print-date>
    <meta:creation-date>2014-02-12T03:07:00</meta:creation-date>
    <dc:date>2014-02-12T03:41:00</dc:date>
    <meta:editing-duration>PT34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226" meta:character-count="16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